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6157"/>
    </style:style>
    <style:style style:name="P2" style:family="paragraph" style:parent-style-name="Standard">
      <style:paragraph-properties fo:text-align="start" style:justify-single-word="false"/>
      <style:text-properties officeooo:paragraph-rsid="000f6157"/>
    </style:style>
    <style:style style:name="P3" style:family="paragraph" style:parent-style-name="Standard">
      <style:paragraph-properties fo:text-align="start" style:justify-single-word="false"/>
      <style:text-properties officeooo:paragraph-rsid="00114033"/>
    </style:style>
    <style:style style:name="P4" style:family="paragraph" style:parent-style-name="Standard">
      <style:paragraph-properties fo:text-align="start" style:justify-single-word="false"/>
      <style:text-properties officeooo:paragraph-rsid="00116389"/>
    </style:style>
    <style:style style:name="P5" style:family="paragraph" style:parent-style-name="Standard">
      <style:paragraph-properties fo:text-align="start" style:justify-single-word="false"/>
      <style:text-properties officeooo:paragraph-rsid="0012585b"/>
    </style:style>
    <style:style style:name="P6" style:family="paragraph" style:parent-style-name="Standard">
      <style:paragraph-properties fo:text-align="start" style:justify-single-word="false"/>
      <style:text-properties officeooo:paragraph-rsid="00162f26"/>
    </style:style>
    <style:style style:name="P7" style:family="paragraph" style:parent-style-name="Standard">
      <style:paragraph-properties fo:text-align="start" style:justify-single-word="false"/>
      <style:text-properties officeooo:rsid="000f6157" officeooo:paragraph-rsid="000f6157"/>
    </style:style>
    <style:style style:name="P8" style:family="paragraph" style:parent-style-name="Standard">
      <style:paragraph-properties fo:text-align="start" style:justify-single-word="false"/>
      <style:text-properties officeooo:rsid="000f6157" officeooo:paragraph-rsid="00112232"/>
    </style:style>
    <style:style style:name="P9" style:family="paragraph" style:parent-style-name="Standard">
      <style:paragraph-properties fo:text-align="start" style:justify-single-word="false"/>
      <style:text-properties officeooo:rsid="000f6157" officeooo:paragraph-rsid="00188ff8"/>
    </style:style>
    <style:style style:name="P10" style:family="paragraph" style:parent-style-name="Standard">
      <style:paragraph-properties fo:text-align="center" style:justify-single-word="false"/>
      <style:text-properties fo:color="#24292e" style:font-name="SFMono-Regular" fo:font-size="13pt" officeooo:paragraph-rsid="000f6157" fo:background-color="#81d41a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color="#24292e" style:font-name="SFMono-Regular" fo:font-size="9pt" officeooo:paragraph-rsid="000f6157" fo:background-color="#ffff00"/>
    </style:style>
    <style:style style:name="P12" style:family="paragraph" style:parent-style-name="Standard">
      <style:paragraph-properties fo:text-align="start" style:justify-single-word="false"/>
      <style:text-properties fo:color="#24292e" style:font-name="SFMono-Regular" fo:font-size="9pt" officeooo:rsid="000f6157" officeooo:paragraph-rsid="000f6157" fo:background-color="#ffff00"/>
    </style:style>
    <style:style style:name="P13" style:family="paragraph" style:parent-style-name="Standard">
      <style:paragraph-properties fo:text-align="start" style:justify-single-word="false"/>
      <style:text-properties fo:color="#24292e" style:font-name="SFMono-Regular" fo:font-size="9pt" officeooo:rsid="000f6157" officeooo:paragraph-rsid="000f6157" fo:background-color="#999999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114033" fo:background-color="#ffff00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0f6157" fo:background-color="#ffff00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116389" fo:background-color="#ffff00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12585b" fo:background-color="#ffff00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4033" officeooo:paragraph-rsid="00114033" fo:background-color="#ffff00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6389" officeooo:paragraph-rsid="00114033" fo:background-color="#999999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116389" fo:background-color="#999999"/>
    </style:style>
    <style:style style:name="P21" style:family="paragraph" style:parent-style-name="Standard">
      <style:paragraph-properties fo:text-align="start" style:justify-single-word="false"/>
      <style:text-properties fo:color="#24292e" style:font-name="SFMono-Regular" fo:font-size="9pt" officeooo:rsid="000f6157" officeooo:paragraph-rsid="00188ff8" fo:background-color="#ffff00"/>
    </style:style>
    <style:style style:name="T1" style:family="text">
      <style:text-properties fo:color="#24292e" style:font-name="SFMono-Regular" fo:font-size="9pt" fo:background-color="#ffff00" loext:char-shading-value="0"/>
    </style:style>
    <style:style style:name="T2" style:family="text">
      <style:text-properties fo:color="#24292e" style:font-name="SFMono-Regular" fo:font-size="9pt" officeooo:rsid="000f6157" fo:background-color="#ffff00" loext:char-shading-value="0"/>
    </style:style>
    <style:style style:name="T3" style:family="text">
      <style:text-properties fo:color="#24292e" style:font-name="SFMono-Regular" fo:font-size="9pt" officeooo:rsid="0010c6f0" fo:background-color="#999999" loext:char-shading-value="0"/>
    </style:style>
    <style:style style:name="T4" style:family="text">
      <style:text-properties fo:color="#24292e" style:font-name="SFMono-Regular" fo:font-size="9pt" officeooo:rsid="00114033" fo:background-color="#999999" loext:char-shading-value="0"/>
    </style:style>
    <style:style style:name="T5" style:family="text">
      <style:text-properties fo:color="#24292e" style:font-name="SFMono-Regular" fo:font-size="9pt" fo:background-color="#808080" loext:char-shading-value="0"/>
    </style:style>
    <style:style style:name="T6" style:family="text">
      <style:text-properties fo:color="#24292e" style:font-name="SFMono-Regular" fo:font-size="13pt" fo:background-color="#81d41a" loext:char-shading-value="0" style:font-size-asian="13pt" style:font-size-complex="13pt"/>
    </style:style>
    <style:style style:name="T7" style:family="text">
      <style:text-properties fo:font-variant="normal" fo:text-transform="none" fo:color="#24292e" style:font-name="SFMono-Regular" fo:font-size="9pt" fo:letter-spacing="normal" fo:font-style="normal" fo:font-weight="normal" officeooo:rsid="000f6157" fo:background-color="#ffff00" loext:char-shading-value="0"/>
    </style:style>
    <style:style style:name="T8" style:family="text">
      <style:text-properties fo:font-variant="normal" fo:text-transform="none" fo:color="#24292e" style:font-name="SFMono-Regular" fo:font-size="9pt" fo:letter-spacing="normal" fo:font-style="normal" fo:font-weight="normal" officeooo:rsid="00114033" fo:background-color="#ffff00" loext:char-shading-value="0"/>
    </style:style>
    <style:style style:name="T9" style:family="text">
      <style:text-properties fo:font-variant="normal" fo:text-transform="none" fo:color="#24292e" style:font-name="SFMono-Regular" fo:font-size="9pt" fo:letter-spacing="normal" fo:font-style="normal" fo:font-weight="normal" officeooo:rsid="00116389" fo:background-color="#ffff00" loext:char-shading-value="0"/>
    </style:style>
    <style:style style:name="T10" style:family="text">
      <style:text-properties fo:font-variant="normal" fo:text-transform="none" fo:color="#24292e" style:font-name="SFMono-Regular" fo:font-size="9pt" fo:letter-spacing="normal" fo:font-style="normal" fo:font-weight="normal" officeooo:rsid="0012585b" fo:background-color="#ffff00" loext:char-shading-value="0"/>
    </style:style>
    <style:style style:name="T11" style:family="text">
      <style:text-properties fo:font-variant="normal" fo:text-transform="none" fo:color="#24292e" style:font-name="SFMono-Regular" fo:font-size="9pt" fo:letter-spacing="normal" fo:font-style="normal" fo:font-weight="normal" officeooo:rsid="000f6157" fo:background-color="#999999" loext:char-shading-value="0"/>
    </style:style>
    <style:style style:name="T12" style:family="text">
      <style:text-properties fo:font-variant="normal" fo:text-transform="none" fo:color="#24292e" style:font-name="SFMono-Regular" fo:font-size="9pt" fo:letter-spacing="normal" fo:font-style="normal" fo:font-weight="normal" officeooo:rsid="00112232" fo:background-color="#999999" loext:char-shading-value="0"/>
    </style:style>
    <style:style style:name="T13" style:family="text">
      <style:text-properties fo:font-variant="normal" fo:text-transform="none" fo:color="#24292e" style:font-name="SFMono-Regular" fo:font-size="9pt" fo:letter-spacing="normal" fo:font-style="normal" fo:font-weight="normal" officeooo:rsid="00114033" fo:background-color="#999999" loext:char-shading-value="0"/>
    </style:style>
    <style:style style:name="T14" style:family="text">
      <style:text-properties fo:font-variant="normal" fo:text-transform="none" fo:color="#24292e" style:font-name="SFMono-Regular" fo:font-size="9pt" fo:letter-spacing="normal" fo:font-style="normal" fo:font-weight="normal" officeooo:rsid="00116389" fo:background-color="#999999" loext:char-shading-value="0"/>
    </style:style>
    <style:style style:name="T15" style:family="text">
      <style:text-properties fo:font-variant="normal" fo:text-transform="none" fo:color="#24292e" style:font-name="SFMono-Regular" fo:font-size="9pt" fo:letter-spacing="normal" fo:font-style="normal" fo:font-weight="normal" officeooo:rsid="0012585b" fo:background-color="#999999" loext:char-shading-value="0"/>
    </style:style>
    <style:style style:name="T16" style:family="text">
      <style:text-properties fo:font-variant="normal" fo:text-transform="none" fo:color="#24292e" style:font-name="SFMono-Regular" fo:font-size="9pt" fo:letter-spacing="normal" fo:font-style="normal" fo:font-weight="normal" officeooo:rsid="001349b4" fo:background-color="#999999" loext:char-shading-value="0"/>
    </style:style>
    <style:style style:name="T17" style:family="text">
      <style:text-properties fo:font-variant="normal" fo:text-transform="none" fo:color="#24292e" style:font-name="SFMono-Regular" fo:font-size="9pt" fo:letter-spacing="normal" fo:font-style="normal" fo:font-weight="normal" officeooo:rsid="00209884" fo:background-color="#999999" loext:char-shading-value="0"/>
    </style:style>
    <style:style style:name="T18" style:family="text">
      <style:text-properties officeooo:rsid="00209884"/>
    </style: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mohamedseifeddine/JavaScript-Question/delete/master/JavaScript_Questions_Data_Type.md.t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6">JavaScript Questions : Data_Type</text:span></text:p>
      <text:p text:style-name="P10"/>
      <text:p text:style-name="P11"/>
      <text:p text:style-name="P2"><text:span text:style-name="T2">Q1 <text:s/>reponse : <text:s/></text:span><text:span text:style-name="T11">B : </text:span><text:span text:style-name="T17">2</text:span></text:p>
      <text:p text:style-name="P12"/>
      <text:p text:style-name="P2"><text:span text:style-name="T2">Q2 <text:s/>reponse : </text:span><text:span text:style-name="T11">.C</text:span></text:p>
      <text:p text:style-name="P12"/>
      <text:p text:style-name="P6"><text:span text:style-name="T2">Q3 <text:s/>reponse : </text:span><text:span text:style-name="T11">A : msg1 <text:s/></text:span></text:p>
      <text:p text:style-name="P12"/>
      <text:p text:style-name="P7"><text:span text:style-name="T1">Q4 <text:s/>reponse : </text:span><text:span text:style-name="T5">E : "You succeed in this year "</text:span></text:p>
      <text:p text:style-name="P21"/>
      <text:p text:style-name="P9"><text:span text:style-name="T1">Q5 <text:s/>reponse :</text:span><text:span text:style-name="T3">C : <text:s/>"in this year" </text:span></text:p>
      <text:p text:style-name="P12"/>
      <text:p text:style-name="P3"><text:span text:style-name="T2">Q6 <text:s/>reponse : </text:span><text:span text:style-name="T11">A : <text:s/>"You succeed"</text:span></text:p>
      <text:p text:style-name="P14"/>
      <text:p text:style-name="P8"><text:span text:style-name="T1">Q7 <text:s/>reponse : </text:span><text:span text:style-name="T12">B : <text:s/>"Gender is not defined"</text:span></text:p>
      <text:p text:style-name="P13"/>
      <text:p text:style-name="P2"><text:span text:style-name="T2">Q8 <text:s/>reponse </text:span><text:span text:style-name="T7">: </text:span><text:span text:style-name="T13">B : <text:s/>"FALSE"</text:span></text:p>
      <text:p text:style-name="P12"/>
      <text:p text:style-name="P7"><text:span text:style-name="T1">Q9 <text:s/>reponse : </text:span><text:span text:style-name="T4">A : <text:s/>"TRUE"</text:span></text:p>
      <text:p text:style-name="P12"/>
      <text:p text:style-name="P2"><text:span text:style-name="T2">Q10 <text:s/>reponse : </text:span><text:span text:style-name="T11">B : <text:s/>The If statement starts over </text:span></text:p>
      <text:p text:style-name="P15"/>
      <text:p text:style-name="P3"><text:span text:style-name="T7">Q1</text:span><text:span text:style-name="T8">1</text:span><text:span text:style-name="T7"> <text:s/>reponse : </text:span><text:span text:style-name="T11">C : if(i!=5)</text:span></text:p>
      <text:p text:style-name="P14"/>
      <text:p text:style-name="P3"><text:span text:style-name="T7">Q1</text:span><text:span text:style-name="T8">2</text:span><text:span text:style-name="T7"> <text:s/>reponse :</text:span><text:span text:style-name="T11">B : <text:s/>break;</text:span></text:p>
      <text:p text:style-name="P14"/>
      <text:p text:style-name="P3"><text:span text:style-name="T7">Q1</text:span><text:span text:style-name="T8">3</text:span><text:span text:style-name="T7"> <text:s/>reponse : </text:span><text:span text:style-name="T11">B : <text:s/>Answer 2</text:span></text:p>
      <text:p text:style-name="P14"/>
      <text:p text:style-name="P3"><text:span text:style-name="T7">Q1</text:span><text:span text:style-name="T8">4</text:span><text:span text:style-name="T7"> <text:s/>reponse :</text:span><text:span text:style-name="T11"> B : false </text:span></text:p>
      <text:p text:style-name="P14"/>
      <text:p text:style-name="P3"><text:span text:style-name="T7">Q1</text:span><text:span text:style-name="T8">5</text:span><text:span text:style-name="T7"> <text:s/>reponse : </text:span><text:span text:style-name="T11">A : <text:s/>true</text:span></text:p>
      <text:p text:style-name="P18"/>
      <text:p text:style-name="P3"><text:span text:style-name="T7">Q1</text:span><text:span text:style-name="T8">6</text:span><text:span text:style-name="T7"> <text:s/>reponse : </text:span><text:span text:style-name="T14">C : <text:s/>0.2</text:span></text:p>
      <text:p text:style-name="P19"/>
      <text:p text:style-name="P4"><text:span text:style-name="T7">Q1</text:span><text:span text:style-name="T9">7</text:span><text:span text:style-name="T7"> <text:s/>reponse : </text:span><text:span text:style-name="T11">D : 0.3 </text:span></text:p>
      <text:p text:style-name="P16"/>
      <text:p text:style-name="P4"><text:span text:style-name="T7">Q1</text:span><text:span text:style-name="T9">8</text:span><text:span text:style-name="T7"> <text:s/>reponse : </text:span><text:span text:style-name="T11">C : <text:s/>case "Oussema":</text:span></text:p>
      <text:p text:style-name="P16"/>
      <text:p text:style-name="P4"><text:span text:style-name="T7">Q1</text:span><text:span text:style-name="T9">9</text:span><text:span text:style-name="T7"> <text:s/>reponse : </text:span><text:span text:style-name="T11">A : True </text:span></text:p>
      <text:p text:style-name="P16"/>
      <text:p text:style-name="P4"><text:span text:style-name="T7">Q</text:span><text:span text:style-name="T9">20</text:span><text:span text:style-name="T7"> <text:s/>reponse : </text:span><text:span text:style-name="T15">B : <text:s/>Salim</text:span></text:p>
      <text:p text:style-name="P16"/>
      <text:p text:style-name="P4"><text:span text:style-name="T7">Q</text:span><text:span text:style-name="T9">21</text:span><text:span text:style-name="T7"> <text:s/>reponse : </text:span><text:span text:style-name="T11">D : <text:s/>Answer 4</text:span></text:p>
      <text:p text:style-name="P16"/>
      <text:p text:style-name="P4"><text:span text:style-name="T7">Q</text:span><text:span text:style-name="T9">22</text:span><text:span text:style-name="T7"> <text:s/>reponse : </text:span><text:span text:style-name="T11">B : <text:s/>statement 2 </text:span></text:p>
      <text:p text:style-name="P20"/>
      <text:p text:style-name="P4"><text:span text:style-name="T7">Q</text:span><text:span text:style-name="T9">23</text:span><text:span text:style-name="T7"> <text:s/>reponse : </text:span><text:span text:style-name="T16">A : <text:s/>Allani</text:span></text:p>
      <text:p text:style-name="P16"/>
      <text:p text:style-name="P4"><text:span text:style-name="T7">Q</text:span><text:span text:style-name="T9">24</text:span><text:span text:style-name="T7"> <text:s/>reponse : </text:span><text:span text:style-name="T11">D : SyntaxError </text:span></text:p>
      <text:p text:style-name="P16"/>
      <text:p text:style-name="P4"><text:span text:style-name="T7">Q</text:span><text:span text:style-name="T9">25</text:span><text:span text:style-name="T7"> <text:s/>reponse :</text:span><text:span text:style-name="T11">E : 'three'</text:span></text:p>
      <text:p text:style-name="P16"/>
      <text:p text:style-name="P4"><text:span text:style-name="T7">Q</text:span><text:span text:style-name="T9">26</text:span><text:span text:style-name="T7"> <text:s/>reponse : </text:span><text:span text:style-name="T11">C : 0</text:span></text:p>
      <text:p text:style-name="P16"/>
      <text:p text:style-name="P5"><text:span text:style-name="T7">Q</text:span><text:span text:style-name="T9">2</text:span><text:span text:style-name="T10">7 </text:span><text:span text:style-name="T7"><text:s/>reponse :  </text:span><text:span text:style-name="T11">D : <text:s/>4</text:span></text:p>
      <text:p text:style-name="P17"/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1:16:30.559481093</meta:creation-date>
    <dc:date>2020-03-26T10:01:24.395530769</dc:date>
    <meta:editing-duration>PT1H4M23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28" meta:word-count="180" meta:character-count="788" meta:non-whitespace-character-count="581"/>
  </office:meta>
</office:document-meta>
</file>